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0000000204856789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 style:data-style-name="N104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104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draw:frame draw:style-name="fr1" draw:name="graphics1" text:anchor-type="paragraph" svg:x="3.3134in" svg:y="0.2811in" svg:width="0.4445in" svg:height="0.4445in" draw:z-index="0"><draw:image xlink:href="Pictures/10000000000000200000002048567893.jpg" xlink:type="simple" xlink:show="embed" xlink:actuate="onLoad"/></draw:frame></text:h>
      <text:h text:style-name="P4" text:outline-level="1">mytweetmark P&amp;L Statement</text:h>
      <text:p text:style-name="P1">1771 Laguna Street, #14</text:p>
      <text:p text:style-name="P1">Concord, CA 94520</text:p>
      <text:p text:style-name="P3">EIN: 27-2874700</text:p>
      <text:p text:style-name="P2">Year-end 2010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">Net Sales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currency" office:currency="USD" office:value="0">
            <text:p text:style-name="P5">$0.00</text:p>
          </table:table-cell>
        </table:table-row>
        <table:table-row>
          <table:table-cell table:style-name="Table1.A2" office:value-type="string">
            <text:p text:style-name="P6">Hardware (1 &amp; 1 Hosting, Rackspace)</text:p>
          </table:table-cell>
          <table:table-cell table:style-name="Table1.B2" office:value-type="currency" office:currency="USD" office:value="1200">
            <text:p text:style-name="P5">$1,200.00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Taxes</text:p>
          </table:table-cell>
          <table:table-cell table:style-name="Table1.B2" office:value-type="currency" office:currency="USD" office:value="0">
            <text:p text:style-name="P5">$0.00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Net Profit After Income Tax</text:p>
          </table:table-cell>
          <table:table-cell table:style-name="Table1.B2" office:value-type="currency" office:currency="USD" office:value="-1200">
            <text:p text:style-name="P7">-$1,200.00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Standard"/>
      <text:p text:style-name="Standard">Mytweetmark is making a huge impact in Northern California farmers markets. <text:s/>Please visit the website at <text:a xlink:type="simple" xlink:href="http://www.mytweetmark.com/">http://www.mytweetmark.com</text:a><text:a xlink:type="simple" xlink:href="http://www.mytweetmark.com/">.</text:a> <text:s/>The software is being used by businesses across 125 farmers markets, visit <text:a xlink:type="simple" xlink:href="http://www.homecook.me/">http://www.homecook.me</text:a>. <text:s/>However, like all other startups, there is no revenue in the beginning. <text:s/>We are talking with United States Department of Agriculture (USDA) for funding and 5 grants have been submitted already. <text:s/>Also, in talks with angel investors into the company. <text:s/>In 2011, there will be multiple sources of funding and also revenue into the company and payroll. <text:s/>Please contact <text:a xlink:type="simple" xlink:href="mailto:bilal@mytweetmark.com">bilal@mytweetmark.com</text:a> or (925) 969-0494 for office phone for ques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ilal Ahmed</meta:initial-creator>
    <meta:creation-date>2010-12-17T07:53:50.44</meta:creation-date>
    <dc:date>2010-12-17T08:22:27.11</dc:date>
    <dc:creator>Bilal Ahmed</dc:creator>
    <meta:editing-duration>PT00H12M45S</meta:editing-duration>
    <meta:editing-cycles>2</meta:editing-cycles>
    <meta:generator>OpenOffice.org/3.0$Win32 OpenOffice.org_project/300m9$Build-9358</meta:generator>
    <meta:printed-by>Bilal Ahmed</meta:printed-by>
    <meta:print-date>2010-12-17T08:22:35.01</meta:print-date>
    <meta:document-statistic meta:table-count="1" meta:image-count="1" meta:object-count="0" meta:page-count="1" meta:paragraph-count="14" meta:word-count="130" meta:character-count="867"/>
    <meta:user-defined meta:name="Info 1"/>
    <meta:user-defined meta:name="Info 2"/>
    <meta:user-defined meta:name="Info 3"/>
    <meta:user-defined meta:name="Info 4"/>
  </office:meta>
</office:document-meta>
</file>